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F30000013EC568420D.gif" manifest:media-type="image/gif"/>
  <manifest:file-entry manifest:full-path="Pictures/100000000000036F0000027F3104D425.gif" manifest:media-type="image/gif"/>
  <manifest:file-entry manifest:full-path="Pictures/100000000000037300000203CAE30C7E.gif" manifest:media-type="image/gif"/>
  <manifest:file-entry manifest:full-path="Pictures/1000000000000359000003002A25D9FA.gif" manifest:media-type="image/gif"/>
  <manifest:file-entry manifest:full-path="Pictures/100000000000036D0000027470808812.gif" manifest:media-type="image/gif"/>
  <manifest:file-entry manifest:full-path="Pictures/100000000000036F000001F088BF01AF.gif" manifest:media-type="image/gif"/>
  <manifest:file-entry manifest:full-path="Pictures/1000000000000380000001D4DBC76A72.gif" manifest:media-type="image/gif"/>
  <manifest:file-entry manifest:full-path="Pictures/100000000000037E0000018AE261A6B1.gif" manifest:media-type="image/gif"/>
  <manifest:file-entry manifest:full-path="Pictures/1000000000000143000000F3A67DAA43.gif" manifest:media-type="image/gif"/>
  <manifest:file-entry manifest:full-path="Pictures/100000000000037F000001A0EEE7730B.gif" manifest:media-type="image/gif"/>
  <manifest:file-entry manifest:full-path="Pictures/100000000000034B000001EE3FAD168B.gif" manifest:media-type="image/gif"/>
  <manifest:file-entry manifest:full-path="Pictures/100000000000034B000003055A3A81AE.gif" manifest:media-type="image/gif"/>
  <manifest:file-entry manifest:full-path="Pictures/10000000000003830000032ECDA16681.gif" manifest:media-type="image/gif"/>
  <manifest:file-entry manifest:full-path="Pictures/10000200000002F8000001C09E7F3DEB.gif" manifest:media-type="image/gif"/>
  <manifest:file-entry manifest:full-path="Pictures/100000000000034C000003395B9B3A87.gif" manifest:media-type="image/gif"/>
  <manifest:file-entry manifest:full-path="Pictures/1000000000000303000001D73408488A.gif" manifest:media-type="image/gif"/>
  <manifest:file-entry manifest:full-path="Pictures/100000000000034A000001990D6B8764.gif" manifest:media-type="image/gif"/>
  <manifest:file-entry manifest:full-path="Pictures/100000000000034E000001EEF2BD19ED.gif" manifest:media-type="image/gif"/>
  <manifest:file-entry manifest:full-path="Pictures/100000000000037000000292B91F2DD9.gif" manifest:media-type="image/gif"/>
  <manifest:file-entry manifest:full-path="Pictures/100000000000034C0000019F30C710B5.gif" manifest:media-type="image/gif"/>
  <manifest:file-entry manifest:full-path="Pictures/100000000000034A000001C847B7AACA.gif" manifest:media-type="image/gif"/>
  <manifest:file-entry manifest:full-path="Pictures/100000000000034A0000019BB144FBA7.gif" manifest:media-type="image/gif"/>
  <manifest:file-entry manifest:full-path="Pictures/100000000000034B000001E63DE99B1E.gif" manifest:media-type="image/gif"/>
  <manifest:file-entry manifest:full-path="Pictures/1000000000000280000000DE2DA7A1FF.gif" manifest:media-type="image/gif"/>
  <manifest:file-entry manifest:full-path="Pictures/100000000000034B000001CED80A3520.gif" manifest:media-type="image/gif"/>
  <manifest:file-entry manifest:full-path="Pictures/1000000000000287000000C6D5609C4B.gif" manifest:media-type="image/gif"/>
  <manifest:file-entry manifest:full-path="Pictures/100000000000031C000002F7A1A98929.gif" manifest:media-type="image/gif"/>
  <manifest:file-entry manifest:full-path="Pictures/1000000000000145000000F65905DC20.gif" manifest:media-type="image/gif"/>
  <manifest:file-entry manifest:full-path="Pictures/100000000000034B000001C5963165E8.gif" manifest:media-type="image/gif"/>
  <manifest:file-entry manifest:full-path="Pictures/100000000000034B000001AA4EF178C1.gif" manifest:media-type="image/gif"/>
  <manifest:file-entry manifest:full-path="Pictures/100000000000036F000002A178EF9635.gif" manifest:media-type="image/gif"/>
  <manifest:file-entry manifest:full-path="Pictures/100000000000034A000001CBE042597C.gif" manifest:media-type="image/gif"/>
  <manifest:file-entry manifest:full-path="Pictures/1000000000000349000002CFDC5B4B29.gif" manifest:media-type="image/gif"/>
  <manifest:file-entry manifest:full-path="Pictures/1000000000000288000000E369090322.gif" manifest:media-type="image/gif"/>
  <manifest:file-entry manifest:full-path="Pictures/1000000000000283000000EFB0AF9C3D.gif" manifest:media-type="image/gif"/>
  <manifest:file-entry manifest:full-path="Pictures/100000000000034A0000019F50BCC8A2.gif" manifest:media-type="image/gif"/>
  <manifest:file-entry manifest:full-path="Pictures/1000000000000286000000C0B45C3E1D.gif" manifest:media-type="image/gif"/>
  <manifest:file-entry manifest:full-path="Pictures/1000000000000142000000F138988AD8.gif" manifest:media-type="image/gif"/>
  <manifest:file-entry manifest:full-path="Pictures/1000000000000374000002FCD2DC277F.gif" manifest:media-type="image/gif"/>
  <manifest:file-entry manifest:full-path="Pictures/10000200000002510000023FFF8A672E.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paragraph-properties fo:break-before="page"/>
    </style:style>
    <style:style style:name="P7" style:family="paragraph" style:parent-style-name="Code_20_block">
      <style:text-properties fo:color="#008000"/>
    </style:style>
    <style:style style:name="P8" style:family="paragraph" style:parent-style-name="Code_20_block">
      <style:text-properties officeooo:paragraph-rsid="0012371d"/>
    </style:style>
    <style:style style:name="P9" style:family="paragraph" style:parent-style-name="Code_20_block">
      <style:text-properties officeooo:rsid="0016c08e"/>
    </style:style>
    <style:style style:name="P10" style:family="paragraph" style:parent-style-name="Code_20_block">
      <style:text-properties officeooo:paragraph-rsid="0017b803"/>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Heading_20_2">
      <style:paragraph-properties fo:break-before="page"/>
    </style:style>
    <style:style style:name="P13" style:family="paragraph" style:parent-style-name="Standard" style:list-style-name="List_20_1"/>
    <style:style style:name="P14" style:family="paragraph" style:parent-style-name="Standard" style:list-style-name="List_20_2"/>
    <style:style style:name="P15" style:family="paragraph" style:parent-style-name="Standard" style:list-style-name="List_20_2">
      <style:text-properties officeooo:paragraph-rsid="001e2be1"/>
    </style:style>
    <style:style style:name="P16" style:family="paragraph" style:parent-style-name="Standard" style:list-style-name="List_20_2">
      <style:paragraph-properties fo:text-align="justify" style:justify-single-word="false"/>
    </style:style>
    <style:style style:name="P17" style:family="paragraph" style:parent-style-name="Standard" style:list-style-name="L1"/>
    <style:style style:name="P18" style:family="paragraph" style:parent-style-name="Standard">
      <style:text-properties officeooo:paragraph-rsid="00212fc0"/>
    </style:style>
    <style:style style:name="P19" style:family="paragraph" style:parent-style-name="Table_20_Contents">
      <style:text-properties officeooo:paragraph-rsid="001d2afc"/>
    </style:style>
    <style:style style:name="P20" style:family="paragraph" style:parent-style-name="Heading_20_3">
      <style:text-properties officeooo:rsid="0016c08e"/>
    </style:style>
    <style:style style:name="P21" style:family="paragraph" style:parent-style-name="Heading_20_3">
      <style:paragraph-properties fo:break-before="page"/>
    </style:style>
    <style:style style:name="P22" style:family="paragraph" style:parent-style-name="Code_20_block">
      <style:text-properties officeooo:paragraph-rsid="00204ab6"/>
    </style:style>
    <style:style style:name="P2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fo:font-weight="bold" officeooo:rsid="001af1fb" style:font-weight-asian="bold" style:font-weight-complex="bold"/>
    </style:style>
    <style:style style:name="T5" style:family="text">
      <style:text-properties fo:font-weight="bold" officeooo:rsid="001b6049" style:font-weight-asian="bold" style:font-weight-complex="bold"/>
    </style:style>
    <style:style style:name="T6" style:family="text">
      <style:text-properties fo:font-weight="bold" officeooo:rsid="001d9620"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color="#008000"/>
    </style:style>
    <style:style style:name="T10" style:family="text">
      <style:text-properties fo:color="#000000" fo:font-weight="bold" style:font-weight-asian="bold" style:font-weight-complex="bold"/>
    </style:style>
    <style:style style:name="T11" style:family="text">
      <style:text-properties officeooo:rsid="000edff6"/>
    </style:style>
    <style:style style:name="T12" style:family="text">
      <style:text-properties officeooo:rsid="000f8941"/>
    </style:style>
    <style:style style:name="T13" style:family="text">
      <style:text-properties officeooo:rsid="00134a25"/>
    </style:style>
    <style:style style:name="T14" style:family="text">
      <style:text-properties officeooo:rsid="0016c08e"/>
    </style:style>
    <style:style style:name="T15" style:family="text">
      <style:text-properties officeooo:rsid="0017b803"/>
    </style:style>
    <style:style style:name="T16" style:family="text">
      <style:text-properties officeooo:rsid="00197abb"/>
    </style:style>
    <style:style style:name="T17" style:family="text">
      <style:text-properties officeooo:rsid="001a00e1"/>
    </style:style>
    <style:style style:name="T18" style:family="text">
      <style:text-properties officeooo:rsid="001af1fb"/>
    </style:style>
    <style:style style:name="T19" style:family="text">
      <style:text-properties officeooo:rsid="001b6049"/>
    </style:style>
    <style:style style:name="T20" style:family="text">
      <style:text-properties officeooo:rsid="001c29ef"/>
    </style:style>
    <style:style style:name="T21" style:family="text">
      <style:text-properties officeooo:rsid="001d2afc"/>
    </style:style>
    <style:style style:name="T22" style:family="text">
      <style:text-properties officeooo:rsid="001e2be1"/>
    </style:style>
    <style:style style:name="T23" style:family="text">
      <style:text-properties officeooo:rsid="001ec999"/>
    </style:style>
    <style:style style:name="T24" style:family="text">
      <style:text-properties officeooo:rsid="00204ab6"/>
    </style:style>
    <style:style style:name="T25" style:family="text">
      <style:text-properties officeooo:rsid="00212fc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3468555338211708"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84249794166432" text:continue-numbering="true" text:style-name="Outline">
        <text:list-item>
          <text:list>
            <text:list-item>
              <text:list>
                <text:list-item>
                  <text:h text:style-name="Heading_20_3" text:outline-level="3">Features</text:h>
                </text:list-item>
              </text:list>
            </text:list-item>
          </text:list>
        </text:list-item>
      </text:list>
      <text:list xml:id="list7662050493248025989" text:style-name="List_20_1">
        <text:list-item>
          <text:p text:style-name="P13">Supports the same configuration properties as a standalone JPPF client, including server discovery, connection to multiple drivers, connection pool per driver</text:p>
        </text:list-item>
        <text:list-item>
          <text:p text:style-name="P13">Supports disconnection from, and reconnection to, any JPPF driver</text:p>
        </text:list-item>
        <text:list-item>
          <text:p text:style-name="P13">Compliant with the <text:a xlink:type="simple" xlink:href="http://java.sun.com/j2ee/connector" text:style-name="Internet_20_link" text:visited-style-name="Visited_20_Internet_20_Link">JCA 1.5 specifications</text:a></text:p>
        </text:list-item>
        <text:list-item>
          <text:p text:style-name="P13">API similar to that of the standard JPPF client (<text:span text:style-name="Code_20_char">submit(job)</text:span>)</text:p>
        </text:list-item>
        <text:list-item>
          <text:p text:style-name="P13">No transaction support</text:p>
        </text:list-item>
      </text:list>
      <text:list xml:id="list84249796161047" text:continue-list="list84249794166432"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FF8A672E.gif" xlink:type="simple" xlink:show="embed" xlink:actuate="onLoad"/></draw:frame></text:p>
      <text:p text:style-name="Standard"/>
      <text:list xml:id="list84249804174034" text:continue-numbering="true" text:style-name="Outline">
        <text:list-item>
          <text:list>
            <text:list-item>
              <text:h text:style-name="P12" text:outline-level="2">Supported Platforms</text:h>
            </text:list-item>
          </text:list>
        </text:list-item>
      </text:list>
      <text:p text:style-name="P1"><text:span text:style-name="T7">Note</text:span>: <text:span text:style-name="T8">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 text:style-name="Internet_20_link" text:visited-style-name="Visited_20_Internet_20_Link"><text:span text:style-name="T8">JPPF Forums</text:span></text:a>.</text:p>
      <text:p text:style-name="Standard"/>
      <table:table table:name="Table1" table:style-name="Table1">
        <table:table-column table:style-name="Table1.A"/>
        <table:table-column table:style-name="Table1.B"/>
        <table:table-row>
          <table:table-cell table:style-name="Table1.A1" office:value-type="string">
            <text:p text:style-name="P11">Technology</text:p>
          </table:table-cell>
          <table:table-cell table:style-name="Table1.B1" office:value-type="string">
            <text:p text:style-name="P11">Tested Platforms</text:p>
          </table:table-cell>
        </table:table-row>
        <table:table-row>
          <table:table-cell table:style-name="Table1.A2" office:value-type="string">
            <text:p text:style-name="P11">Operating System</text:p>
          </table:table-cell>
          <table:table-cell table:style-name="Table1.B2" office:value-type="string">
            <text:p text:style-name="Table_20_Contents">All Windows systems supporting JDK 1.<text:span text:style-name="T17">7</text:span> or later<text:line-break/>All Linux and Unix systems supporting JDK 1.<text:span text:style-name="T17">7</text:span> or later</text:p>
          </table:table-cell>
        </table:table-row>
        <table:table-row>
          <table:table-cell table:style-name="Table1.A2" office:value-type="string">
            <text:p text:style-name="P11">JVM</text:p>
          </table:table-cell>
          <table:table-cell table:style-name="Table1.B2" office:value-type="string">
            <text:p text:style-name="Table_20_Contents">Sun JDK 1.<text:span text:style-name="T17">7</text:span> and later<text:line-break/>IBM JVM 1.<text:span text:style-name="T17">7</text:span> and later<text:line-break/>BEA JRockit 1.<text:span text:style-name="T17">7</text:span> and later </text:p>
          </table:table-cell>
        </table:table-row>
        <table:table-row>
          <table:table-cell table:style-name="Table1.A2" office:value-type="string">
            <text:p text:style-name="P11">Application Server</text:p>
          </table:table-cell>
          <table:table-cell table:style-name="Table1.B2" office:value-type="string">
            <text:p text:style-name="P19">JBoss 4.<text:span text:style-name="T17">x</text:span>, 5.<text:span text:style-name="T17">x</text:span>, 6.<text:span text:style-name="T17">x</text:span>, 7.<text:span text:style-name="T17">x</text:span></text:p>
            <text:p text:style-name="P19"><text:span text:style-name="T21">Wildfly 8.x</text:span><text:line-break/>Glassfish 2.x, 3.x<text:line-break/>IBM Websphere Application Server <text:span text:style-name="T17">8.5+</text:span><text:line-break/>Oracle Weblogic 9.x, 10.x, 11.x</text:p>
            <text:p text:style-name="Table_20_Contents">Apache Geronimo 2.1.x <text:span text:style-name="T17">, 3.0.x</text:span></text:p>
          </table:table-cell>
        </table:table-row>
      </table:table>
      <text:list xml:id="list84249807175343"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 text:style-name="Internet_20_link" text:visited-style-name="Visited_20_Internet_20_Link">JPPF download page</text:a>. The name of the file should be '''JPPF-2.x-j2ee-connector.zip'''</text:p>
      <text:list xml:id="list84249807171291"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84249810165822"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84249811174413" text:continue-list="list7662050493248025989" text:style-name="List_20_1">
        <text:list-item>
          <text:p text:style-name="P13">Open a command prompt</text:p>
        </text:list-item>
        <text:list-item>
          <text:p text:style-name="P13">Go to the <text:span text:style-name="T1">JPPF-x.y.</text:span><text:span text:style-name="T6">z</text:span><text:span text:style-name="T1">-j2ee-connector</text:span> folder</text:p>
        </text:list-item>
        <text:list-item>
          <text:p text:style-name="P13">Enter “<text:span text:style-name="T1">ant build</text:span>”</text:p>
        </text:list-item>
        <text:list-item>
          <text:p text:style-name="P13">The resulting .rar and .ear files are generated in the “<text:span text:style-name="T1">build</text:span>” subfolder.</text:p>
        </text:list-item>
      </text:list>
      <text:list xml:id="list84249812173928" text:continue-list="list84249810165822" text:style-name="Outline">
        <text:list-item>
          <text:list>
            <text:list-item>
              <text:list>
                <text:list-item>
                  <text:h text:style-name="P21"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8663403747543382118" text:style-name="List_20_2">
              <text:list-item>
                <text:p text:style-name="P16">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84249815175920" text:continue-numbering="true" text:style-name="List_20_2">
              <text:list-item>
                <text:p text:style-name="P14">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84249817152128" text:continue-list="list84249812173928" text:style-name="Outline">
        <text:list-item>
          <text:list>
            <text:list-item>
              <text:h text:style-name="P12"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javadoc/5.2/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313817405842402027" text:style-name="L1">
        <text:list-item>
          <text:p text:style-name="P17">obtain a connection from the resource adapter connection pool</text:p>
        </text:list-item>
        <text:list-item>
          <text:p text:style-name="P17">perform one or more JPPF-related operation(s)</text:p>
        </text:list-item>
        <text:list-item>
          <text:p text:style-name="P17">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9">// JNDI name of the JPPFConnectionFactory.</text:span></text:p>
      <text:p text:style-name="Code_20_block"><text:s text:c="2"/>public static final String <text:span text:style-name="T1">JNDI_NAME = "</text:span><text:span text:style-name="T10">eis/JPPFConnectionFactory</text:span><text:span text:style-name="T1">"</text:span>;</text:p>
      <text:p text:style-name="Code_20_block"/>
      <text:p text:style-name="Code_20_block"><text:s text:c="2"/><text:span text:style-name="T9">//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9">//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9">//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9">// Release a connection</text:span></text:p>
      <text:p text:style-name="Code_20_block"><text:s text:c="2"/>public static void closeConnection(JPPFConnection conn) throws ResourceException {</text:p>
      <text:p text:style-name="Code_20_block"><text:s text:c="6"/><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3">s</text:span> on which application server is used:</text:p>
      <text:list xml:id="list84249822178123" text:continue-list="list84249815175920" text:style-name="List_20_2">
        <text:list-item>
          <text:p text:style-name="P14">on Apache Geronimo: "<text:span text:style-name="T1">jca:/JPPF/jca-client/JCAManagedConnectionFactory/eis/JPPFConnectionFactory</text:span>"</text:p>
        </text:list-item>
        <text:list-item>
          <text:p text:style-name="P15">on JBoss <text:span text:style-name="T22">4-7</text:span>: "<text:span text:style-name="T1">java:eis/JPPFConnectionFactory</text:span>"</text:p>
        </text:list-item>
        <text:list-item>
          <text:p text:style-name="P15">on <text:span text:style-name="T22">Wildfly 8</text:span>: "<text:span text:style-name="T1">java:/eis/JPPFConnectionFactory</text:span>"</text:p>
        </text:list-item>
        <text:list-item>
          <text:p text:style-name="P15">on Websphere: "<text:span text:style-name="T1">java:comp/env/eis/JPPFConnectionFactory</text:span>"</text:p>
        </text:list-item>
        <text:list-item>
          <text:p text:style-name="P14">on all other supported servers: "<text:span text:style-name="T1">eis/JPPFConnectionFactory</text:span>"</text:p>
        </text:list-item>
      </text:list>
      <text:list xml:id="list84249823155941" text:continue-list="list84249817152128" text:style-name="Outline">
        <text:list-item>
          <text:list>
            <text:list-item>
              <text:list>
                <text:list-item>
                  <text:h text:style-name="P20" text:outline-level="3">Reset of the JPPF client</text:h>
                </text:list-item>
              </text:list>
            </text:list-item>
          </text:list>
        </text:list-item>
      </text:list>
      <text:p text:style-name="P4"><text:span text:style-name="T14">The method </text:span><text:a xlink:type="simple" xlink:href="http://www.jppf.org/javadoc/5.2/org/jppf/jca/cci/JPPFConnection.html#resetClient()" text:style-name="Internet_20_link" text:visited-style-name="Visited_20_Internet_20_Link"><text:span text:style-name="T14">JPPFConnection.resetClient()</text:span></text:a><text:span text:style-name="T14"> will trigger a reset of the underlying JPPF client. This method enables reloading the JPPF configuration without having to restart the application server. Example use:</text:span></text:p>
      <text:p text:style-name="P5"/>
      <text:p text:style-name="P9">JPPFConnection connection = null;</text:p>
      <text:p text:style-name="P9">try {</text:p>
      <text:p text:style-name="P9"><text:s text:c="2"/>connection = JPPFHelper.getConnection();</text:p>
      <text:p text:style-name="P9"><text:s text:c="2"/>connection.resetClient();</text:p>
      <text:p text:style-name="P9">} finally {</text:p>
      <text:p text:style-name="P9"><text:s text:c="2"/>if (connection != null) JPPFHelper.closeConnection(connection);</text:p>
      <text:p text:style-name="P9">}</text:p>
      <text:p text:style-name="P5"/>
      <text:p text:style-name="P4"><text:span text:style-name="T14">As for </text:span><text:a xlink:type="simple" xlink:href="http://www.jppf.org/javadoc/5.2/org/jppf/client/JPPFClient.html#reset()" text:style-name="Internet_20_link" text:visited-style-name="Visited_20_Internet_20_Link"><text:span text:style-name="T14">JPPFClient.reset()</text:span></text:a><text:span text:style-name="T14">, calling this method will not lose any already submitted jobs. Instead, the JCA connectior will resubmit them as soon as it is reset and server connections become available.</text:span></text:p>
      <text:list xml:id="list84249824181395" text:continue-numbering="true" text:style-name="Outline">
        <text:list-item>
          <text:list>
            <text:list-item>
              <text:list>
                <text:list-item>
                  <text:h text:style-name="P21" text:outline-level="3">Submitting jobs</text:h>
                </text:list-item>
              </text:list>
            </text:list-item>
          </text:list>
        </text:list-item>
      </text:list>
      <text:p text:style-name="Standard"><text:a xlink:type="simple" xlink:href="http://www.jppf.org/javadoc/5.2/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9">// Submit a job to the JPPF client</text:span></text:p>
      <text:p text:style-name="Code_20_block"><text:s text:c="2"/><text:span text:style-name="T9">// This method exits immediately after adding the job to the queue</text:span></text:p>
      <text:p text:style-name="Code_20_block"><text:s text:c="2"/>String submit(JPPFJob job) throws Exception;</text:p>
      <text:p text:style-name="Code_20_block"/>
      <text:p text:style-name="Code_20_block"><text:s text:c="2"/><text:span text:style-name="T9">// Submit a job to the JPPF client and register the specified status listener</text:span></text:p>
      <text:p text:style-name="Code_20_block"><text:s text:c="2"/><text:span text:style-name="T9">// This method exits immediately after adding the job to the queue</text:span></text:p>
      <text:p text:style-name="Code_20_block"><text:s text:c="2"/>String submit(JPPFJob job, <text:span text:style-name="T18">Job</text:spa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9">// get a JPPF Connection</text:span></text:p>
      <text:p text:style-name="Code_20_block"><text:s text:c="4"/>connection = JPPFHelper.getConnection();</text:p>
      <text:p text:style-name="Code_20_block"><text:s text:c="4"/><text:span text:style-name="T9">// create a JPPF job</text:span></text:p>
      <text:p text:style-name="Code_20_block"><text:s text:c="4"/>JPPFJob job = new JPPFJob();</text:p>
      <text:p text:style-name="Code_20_block"><text:s text:c="4"/>job.addTask(new DemoTask());</text:p>
      <text:p text:style-name="Code_20_block"><text:s text:c="4"/><text:span text:style-name="T9">//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9">// close the connection</text:span></text:p>
      <text:p text:style-name="Code_20_block"><text:s text:c="4"/>JPPFHelper.closeConnection(connection);</text:p>
      <text:p text:style-name="Code_20_block"><text:s text:c="2"/>}</text:p>
      <text:p text:style-name="Code_20_block">}</text:p>
      <text:list xml:id="list84249827160650"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Use the connection to check the status from the submission ID</text:span></text:p>
      <text:p text:style-name="Code_20_block"><text:s text:c="4"/><text:span text:style-name="T1">SubmissionStatus status = connection.get</text:span><text:span text:style-name="T4">Job</text:span><text:span text:style-name="T1">Status(submitID);</text:span></text:p>
      <text:p text:style-name="Code_20_block"><text:s text:c="4"/>if (status.equals(<text:span text:style-name="T4">Job</text:span><text:span text:style-name="T1">Status.COMPLETE</text:span>)) {</text:p>
      <text:p text:style-name="Code_20_block"><text:s text:c="6"/><text:span text:style-name="T9">//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4">Job</text:span><text:span text:style-name="T1">Status.FAILED</text:span>)) {</text:p>
      <text:p text:style-name="Code_20_block"><text:s text:c="6"/><text:span text:style-name="T9">//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84249830177104" text:continue-numbering="true" text:style-name="Outline">
        <text:list-item>
          <text:list>
            <text:list-item>
              <text:list>
                <text:list-item>
                  <text:h text:style-name="P21" text:outline-level="3">Cancelling a job</text:h>
                </text:list-item>
              </text:list>
            </text:list-item>
          </text:list>
        </text:list-item>
      </text:list>
      <text:p text:style-name="P1">The J2EE allows cancelling a job by calling the method <text:a xlink:type="simple" xlink:href="http://www.jppf.org/javadoc/5.2/org/jppf/jca/cci/JPPFConnection.html#cancelJob(java.lang.String)" text:style-name="Internet_20_link" text:visited-style-name="Visited_20_Internet_20_Link"><text:span text:style-name="Code_20_char"><text:span text:style-name="T18">JPPFConnection.cancelJob(String jobUuid)</text:span></text:span></text:a>:</text:p>
      <text:p text:style-name="P1"/>
      <text:p text:style-name="Code_20_block">public void cancelJob(String <text:span text:style-name="T18">jobUuid</text:span>)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ancel the job</text:span></text:p>
      <text:p text:style-name="Code_20_block"><text:s text:c="4"/><text:span text:style-name="T1">connection.cancelJob(</text:span><text:span text:style-name="T4">job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p>
      <text:list xml:id="list84249831180397"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javadoc/5.2/index.html?org/jppf/jca/cci/JPPFConnection.html" text:style-name="Internet_20_link" text:visited-style-name="Visited_20_Internet_20_Link"><text:span text:style-name="Code_20_char">JPPFConnection</text:span></text:a> API provides the method <text:a xlink:type="simple" xlink:href="http://www.jppf.org/javadoc/5.2/org/jppf/jca/cci/JPPFConnection.html#awaitResults(java.lang.String)" text:style-name="Internet_20_link" text:visited-style-name="Visited_20_Internet_20_Link"><text:span text:style-name="Code_20_char"><text:span text:style-name="T18">awaitResults(String jobUuid)</text:span></text:span></text:a>, which waits until the job has completed and returns the execution results. Here is an example use:</text:p>
      <text:p text:style-name="Standard"/>
      <text:p text:style-name="P7">// Submit a job and return the execution results</text:p>
      <text:p text:style-name="Code_20_block">public List&lt;JTask<text:span text:style-name="T11">&lt;?&gt;</text:span>&gt; submitBlockingJob() throws Exception {</text:p>
      <text:p text:style-name="Code_20_block"><text:s text:c="2"/>List&lt;Task<text:span text:style-name="T11">&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9">// create a new job</text:span></text:p>
      <text:p text:style-name="Code_20_block"><text:s text:c="4"/>JPPFJob job = new JPPFJob();</text:p>
      <text:p text:style-name="Code_20_block"><text:s text:c="4"/>job.setName("test job");</text:p>
      <text:p text:style-name="Code_20_block"><text:s text:c="4"/><text:span text:style-name="T9">// add the tasks to the job</text:span></text:p>
      <text:p text:style-name="Code_20_block"><text:s text:c="4"/>for (int i=0; i&lt;5; i++) job.add(new MyTask(i));</text:p>
      <text:p text:style-name="Code_20_block"><text:s text:c="4"/><text:span text:style-name="T9">// submit the job and get the submission id</text:span></text:p>
      <text:p text:style-name="Code_20_block"><text:s text:c="4"/>connection.submit(job);</text:p>
      <text:p text:style-name="Code_20_block"><text:s text:c="4"/><text:span text:style-name="T9">// wait until the job has completed</text:span></text:p>
      <text:p text:style-name="Code_20_block"><text:s text:c="4"/><text:span text:style-name="T1">results = connection.</text:span><text:span text:style-name="T2">a</text:span><text:span text:style-name="T1">waitResults(</text:span><text:span text:style-name="T4">job.getUuid()</text:span><text:span text:style-name="T1">);</text:span></text:p>
      <text:p text:style-name="Code_20_block"><text:s text:c="2"/>} finally {</text:p>
      <text:p text:style-name="Code_20_block"><text:s text:c="4"/>JPPFHelper.closeConnection(connection);</text:p>
      <text:p text:style-name="Code_20_block"><text:s text:c="2"/>}</text:p>
      <text:p text:style-name="Code_20_block"><text:s text:c="2"/><text:span text:style-name="T9">//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84249834151934"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9">// Add a status listener to the submission with the specified id</text:span></text:p>
      <text:p text:style-name="Code_20_block"><text:s text:c="2"/>void add<text:span text:style-name="T18">Job</text:span>StatusListener(String <text:span text:style-name="T18">jobUuid</text:span>, <text:span text:style-name="T18">Job</text:span>StatusListener listener);</text:p>
      <text:p text:style-name="Code_20_block"/>
      <text:p text:style-name="Code_20_block"><text:s text:c="2"/><text:span text:style-name="T9">// Submit a job to the JPPF client and register a status listener</text:span></text:p>
      <text:p text:style-name="Code_20_block"><text:s text:c="2"/>String submit(JPPFJob job, <text:span text:style-name="T18">Job</text:span>StatusListener listener) throws Exception;</text:p>
      <text:p text:style-name="Code_20_block">}</text:p>
      <text:p text:style-name="Standard"/>
      <text:p text:style-name="P1">Note that <text:span text:style-name="Code_20_char">submit(JPPFJob, </text:span><text:span text:style-name="Code_20_char"><text:span text:style-name="T18">Job</text:span></text:span><text:span text:style-name="Code_20_char">StatusListener)</text:span> submits the job <text:span text:style-name="T8">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6">The interface <text:a xlink:type="simple" xlink:href="http://www.jppf.org/javadoc/5.2/index.html?org/jppf/client/event/JobStatusListener.html" text:style-name="Internet_20_link" text:visited-style-name="Visited_20_Internet_20_Link"><text:span text:style-name="Code_20_char"><text:span text:style-name="T18">JobStatusListener</text:span></text:span></text:a> is defined as follows:</text:p>
      <text:p text:style-name="Standard"/>
      <text:p text:style-name="Code_20_block">public interface <text:span text:style-name="T18">Job</text:span>StatusListener extends EventListener {</text:p>
      <text:p text:style-name="Code_20_block"><text:s text:c="2"/><text:span text:style-name="T9">// Called when the status of a job has changed</text:span></text:p>
      <text:p text:style-name="Code_20_block"><text:s text:c="2"/>void <text:span text:style-name="T18">job</text:span>StatusChanged(<text:span text:style-name="T18">Job</text:span>StatusEvent event);</text:p>
      <text:p text:style-name="Code_20_block">}</text:p>
      <text:p text:style-name="Standard"/>
      <text:p text:style-name="Standard">Each listener receives events of type <text:a xlink:type="simple" xlink:href="http://www.jppf.org/javadoc/5.2/index.html?org/jppf/client/event/JobStatusEvent.html" text:style-name="Internet_20_link" text:visited-style-name="Visited_20_Internet_20_Link"><text:span text:style-name="Code_20_char"><text:span text:style-name="T18">JobStatusEvent</text:span></text:span></text:a>, defined as follows:</text:p>
      <text:p text:style-name="Standard"/>
      <text:p text:style-name="Code_20_block">public class <text:span text:style-name="T18">Job</text:span>StatusEvent extends EventObject {</text:p>
      <text:p text:style-name="Code_20_block"><text:s text:c="2"/><text:span text:style-name="T9">// get the status of the job</text:span></text:p>
      <text:p text:style-name="Code_20_block"><text:s text:c="2"/>public <text:span text:style-name="T18">Job</text:span>Status getStatus()</text:p>
      <text:p text:style-name="Code_20_block"/>
      <text:p text:style-name="Code_20_block"><text:s text:c="2"/><text:span text:style-name="T9">// get the id of the job</text:span></text:p>
      <text:p text:style-name="Code_20_block"><text:s text:c="2"/>public String get<text:span text:style-name="T18">JobUui</text:span>d()</text:p>
      <text:p text:style-name="Code_20_block">}</text:p>
      <text:p text:style-name="Standard"/>
      <text:p text:style-name="Standard">The possible statuses are defined in the enumerated type <text:a xlink:type="simple" xlink:href="http://www.jppf.org/javadoc/5.2/index.html?org/jppf/client/JobStatus.html" text:style-name="Internet_20_link" text:visited-style-name="Visited_20_Internet_20_Link"><text:span text:style-name="Code_20_char"><text:span text:style-name="T18">JobStatus</text:span></text:span></text:a>:</text:p>
      <text:p text:style-name="Standard"/>
      <text:p text:style-name="Code_20_block">public enum <text:span text:style-name="T19">Job</text:span>Status {</text:p>
      <text:p text:style-name="Code_20_block"><text:s text:c="2"/>SUBMITTED, <text:span text:style-name="T9">// the job was just submitted.</text:span></text:p>
      <text:p text:style-name="Code_20_block"><text:s text:c="2"/>PENDING, <text:s text:c="2"/><text:span text:style-name="T9">// the job is currently in the submission queue (on the client side)</text:span></text:p>
      <text:p text:style-name="Code_20_block"><text:s text:c="2"/>EXECUTING, <text:span text:style-name="T9">// the job is being executed</text:span></text:p>
      <text:p text:style-name="Code_20_block"><text:s text:c="2"/>COMPLETE, <text:s/><text:span text:style-name="T9">// the job execution is complete</text:span></text:p>
      <text:p text:style-name="Code_20_block"><text:s text:c="2"/>FAILED <text:s text:c="4"/><text:span text:style-name="T9">// the job execution has failed</text:span></text:p>
      <text:p text:style-name="Code_20_block">}</text:p>
      <text:p text:style-name="Standard"/>
      <text:p text:style-name="Standard">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8"><text:s text:c="4"/>job.add(new DemoTask(duration));</text:p>
      <text:p text:style-name="Code_20_block"/>
      <text:p text:style-name="Code_20_block"><text:s text:c="4"/><text:span text:style-name="T9">// a status listener can be added at submission time</text:span></text:p>
      <text:p text:style-name="Code_20_block"><text:s text:c="4"/>String <text:span text:style-name="T20">uuid</text:span> = <text:span text:style-name="T1">connection.submit(job,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20">uu</text:span>id = event.get<text:span text:style-name="T19">JobUuid</text:span>();</text:p>
      <text:p text:style-name="Code_20_block"><text:s text:c="8"/><text:span text:style-name="T19">Job</text:span>Status status = event.getStatus();</text:p>
      <text:p text:style-name="Code_20_block"><text:s text:c="8"/>System.out.println("<text:span text:style-name="T19">job</text:span> [" + <text:span text:style-name="T20">uu</text:span>id + "] changed to '" + status + "'");</text:p>
      <text:p text:style-name="Code_20_block"><text:s text:c="6"/>}</text:p>
      <text:p text:style-name="Code_20_block"><text:s text:c="4"/>});</text:p>
      <text:p text:style-name="Code_20_block"/>
      <text:p text:style-name="Code_20_block"><text:s text:c="4"/><text:span text:style-name="T9">// or after the job has been submitted</text:span></text:p>
      <text:p text:style-name="Code_20_block"><text:s text:c="4"/><text:span text:style-name="T1">connection.add</text:span><text:span text:style-name="T5">Job</text:span><text:span text:style-name="T1">StatusListener(id, new </text:span><text:span text:style-name="T5">Job</text:span><text:span text:style-name="T1">StatusListener()</text:span> {</text:p>
      <text:p text:style-name="Code_20_block"><text:s text:c="6"/>public void <text:span text:style-name="T19">job</text:span>StatusChanged(<text:span text:style-name="T19">Job</text:span>StatusEvent event) {</text:p>
      <text:p text:style-name="Code_20_block"><text:s text:c="8"/>String <text:span text:style-name="T19">uu</text:span>id = event.get<text:span text:style-name="T19">JobUuid</text:span>();</text:p>
      <text:p text:style-name="Code_20_block"><text:s text:c="8"/><text:span text:style-name="T19">Job</text:span>Status status = event.getStatus();</text:p>
      <text:p text:style-name="Code_20_block"><text:s text:c="8"/>switch(status) {</text:p>
      <text:p text:style-name="Code_20_block"><text:s text:c="10"/>case COMPLETE:<text:span text:style-name="T9">// process successful completion</text:span></text:p>
      <text:p text:style-name="Code_20_block"><text:s text:c="12"/>break;</text:p>
      <text:p text:style-name="Code_20_block"><text:s text:c="10"/>case FAILED:<text:span text:style-name="T9">// process failure</text:span></text:p>
      <text:p text:style-name="Code_20_block"><text:s text:c="12"/>break;</text:p>
      <text:p text:style-name="Code_20_block"><text:s text:c="10"/>default:</text:p>
      <text:p text:style-name="Code_20_block"><text:s text:c="12"/>System.out.println("job [" + <text:span text:style-name="T20">uu</text:span>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12">T</text:span>ask<text:span text:style-name="T12">&lt;?&gt;</text:span>&gt; results = connection.<text:span text:style-name="T12">a</text:span>waitResults(<text:span text:style-name="T20">uu</text:span>id);</text:p>
      <text:p text:style-name="Code_20_block"><text:s text:c="4"/><text:span text:style-name="T9">// ... process the results ...</text:span></text:p>
      <text:p text:style-name="Code_20_block"><text:s text:c="2"/>} finally {</text:p>
      <text:p text:style-name="Code_20_block"><text:s text:c="4"/>JPPFHelper.closeConnection(connection);</text:p>
      <text:p text:style-name="Code_20_block"><text:s text:c="2"/>}</text:p>
      <text:p text:style-name="Code_20_block">}</text:p>
      <text:list xml:id="list84249844153475"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84249845180218"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 text:style-name="Internet_20_link" text:visited-style-name="Visited_20_Internet_20_Link">download this file</text:a>.</text:p>
      <text:list xml:id="list84249847158512"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84249847163632" text:continue-numbering="true" text:style-name="Outline">
        <text:list-item>
          <text:list>
            <text:list-item>
              <text:list>
                <text:list-item>
                  <text:h text:style-name="Heading_20_3" text:outline-level="3">Deployment on JBoss 7+ / <text:span text:style-name="T22">Wildfly 8.x</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8.546cm" svg:height="6.429cm" draw:z-index="33"><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17.119cm" svg:height="5.239cm" draw:z-index="36"><draw:image xlink:href="Pictures/1000000000000287000000C6D5609C4B.gif" xlink:type="simple" xlink:show="embed" xlink:actuate="onLoad"/></draw:frame></text:p>
      <text:list xml:id="list84249861161786"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9"><draw:image xlink:href="Pictures/1000000000000280000000DE2DA7A1FF.gif" xlink:type="simple" xlink:show="embed" xlink:actuate="onLoad"/></draw:frame></text:p>
      <text:list xml:id="list84249871151083" text:continue-numbering="true" text:style-name="Outline">
        <text:list-item>
          <text:list>
            <text:list-item>
              <text:list>
                <text:list-item>
                  <text:h text:style-name="P21"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5A3A81AE.gif" xlink:type="simple" xlink:show="embed" xlink:actuate="onLoad"/></draw:frame></text:p>
      <text:list xml:id="list84249894175386" text:continue-numbering="true" text:style-name="Outline">
        <text:list-item>
          <text:list>
            <text:list-item>
              <text:list>
                <text:list-item>
                  <text:list>
                    <text:list-item>
                      <text:h text:style-name="P23"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5B9B3A87.gif" xlink:type="simple" xlink:show="embed" xlink:actuate="onLoad"/></draw:frame></text:p>
      <text:p text:style-name="Standard"/>
      <text:p text:style-name="Standard">- click "Finish"</text:p>
      <text:list xml:id="list84249920180790"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84249935174556" text:continue-numbering="true" text:style-name="Outline">
        <text:list-item>
          <text:list>
            <text:list-item>
              <text:list>
                <text:list-item>
                  <text:list>
                    <text:list-item>
                      <text:h text:style-name="P23"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84249959165867" text:continue-numbering="true" text:style-name="Outline">
        <text:list-item>
          <text:list>
            <text:list-item>
              <text:list>
                <text:list-item>
                  <text:h text:style-name="P21"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F2BD19ED.gif" xlink:type="simple" xlink:show="embed" xlink:actuate="onLoad"/></draw:frame></text:p>
      <text:p text:style-name="Standard"/>
      <text:p text:style-name="Standard">- click "Install RAR"</text:p>
      <text:p text:style-name="Standard"/>
      <text:p text:style-name="P6">-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3FAD168B.gif" xlink:type="simple" xlink:show="embed" xlink:actuate="onLoad"/></draw:frame></text:p>
      <text:p text:style-name="Standard"/>
      <text:list xml:id="list84249980151784"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84249989173545" text:continue-numbering="true" text:style-name="Outline">
        <text:list-item>
          <text:list>
            <text:list-item>
              <text:list>
                <text:list-item>
                  <text:list>
                    <text:list-item>
                      <text:h text:style-name="P23"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84250037150187" text:continue-numbering="true" text:style-name="Outline">
        <text:list-item>
          <text:list>
            <text:list-item>
              <text:list>
                <text:list-item>
                  <text:h text:style-name="P21"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7">Note</text:span>: <text:span text:style-name="T8">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84250076169479"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84250117153658" text:continue-numbering="true" text:style-name="Outline">
        <text:list-item>
          <text:list>
            <text:list-item>
              <text:list>
                <text:list-item>
                  <text:h text:style-name="P21"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9E7F3DEB.gif" xlink:type="simple" xlink:show="embed" xlink:actuate="onLoad"/></draw:frame></text:p>
      <text:p text:style-name="Standard"/>
      <text:p text:style-name="Standard">- click on “Install”</text:p>
      <text:list xml:id="list8425012716005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C568420D.gif" xlink:type="simple" xlink:show="embed" xlink:actuate="onLoad"/></draw:frame></text:p>
      <text:p text:style-name="Standard"/>
      <text:p text:style-name="Standard">- click on “Install”</text:p>
      <text:list xml:id="list84250134156203"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84250137166782"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25">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appserver/MyServer-1.0</text:span> <text:span text:style-name="T25">directory</text:span>, edit the relevant configuration files and deployment descriptors.</text:p>
      <text:p text:style-name="Standard"/>
      <text:p text:style-name="P18">3. Open the build.xml build script, in the <text:span text:style-name="Code_20_char">JPPF-</text:span><text:span text:style-name="Code_20_char"><text:span text:style-name="T16">x</text:span></text:span><text:span text:style-name="Code_20_char">.</text:span><text:span text:style-name="Code_20_char"><text:span text:style-name="T16">y.z</text:span></text:span><text:span text:style-name="Code_20_char">-j2ee-connector</text:span> folder, with a text editor.</text:p>
      <text:p text:style-name="Standard"/>
      <text:p text:style-name="Standard">4. At the start of the file, you will see the following section:</text:p>
      <text:p text:style-name="Standard"/>
      <text:p text:style-name="Code_20_block"><text:span text:style-name="T9">&lt;!-- ========================================================================= --&gt;</text:span></text:p>
      <text:p text:style-name="P7">&lt;!-- definition of application server-specific properties <text:s text:c="21"/>--&gt;</text:p>
      <text:p text:style-name="P7">&lt;!-- the value is used to generate the names of the corresponding EAR and RAR <text:s/>--&gt;</text:p>
      <text:p text:style-name="P7">&lt;!-- ========================================================================= --&gt;</text:p>
      <text:p text:style-name="Code_20_block">&lt;property name="was" <text:s text:c="10"/>value="Websphere"/&gt;</text:p>
      <text:p text:style-name="P10">&lt;property name="jboss" <text:s text:c="8"/>value="JBoss"/&gt;</text:p>
      <text:p text:style-name="P10">&lt;property name="jboss<text:span text:style-name="T15">7</text:span>" <text:s text:c="7"/>value="JBoss<text:span text:style-name="T15">-7</text:span>"/&gt;</text:p>
      <text:p text:style-name="P22">&lt;property name="<text:span text:style-name="T24">wildfly8</text:span>" <text:s text:c="5"/>value="<text:span text:style-name="T24">Wildfly-8</text:span>"/&gt;</text:p>
      <text:p text:style-name="P22">&lt;property name="sunas" <text:s text:c="8"/>value="Glassfish"/&gt;</text:p>
      <text:p text:style-name="Code_20_block">&lt;property name="weblogic" <text:s text:c="5"/>value="Weblogic"/&gt;</text:p>
      <text:p text:style-name="Code_20_block">&lt;property name="geronimo" <text:s text:c="5"/>value="Geronimo"/&gt;</text:p>
      <text:p text:style-name="Standard"><text:soft-page-break/></text:p>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23">build.</text:span>ear a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54M50S</meta:editing-duration>
    <meta:editing-cycles>107</meta:editing-cycles>
    <meta:generator>LibreOffice/4.3.2.2$Windows_x86 LibreOffice_project/edfb5295ba211bd31ad47d0bad0118690f76407d</meta:generator>
    <meta:creation-date>2009-11-08T07:02:32.78</meta:creation-date>
    <dc:date>2015-01-11T08:42:49.680000000</dc:date>
    <meta:document-statistic meta:table-count="3" meta:image-count="40" meta:object-count="0" meta:page-count="34" meta:paragraph-count="524" meta:word-count="3468" meta:character-count="25095" meta:non-whitespace-character-count="21141"/>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